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Gothic2" svg:font-family="NanumGothic"/>
    <style:font-face style:name="NanumGothic1" svg:font-family="NanumGothic" style:font-pitch="variable"/>
    <style:font-face style:name="NanumGothic" svg:font-family="NanumGothic" style:font-family-generic="roman" style:font-pitch="variable"/>
    <style:font-face style:name="NanumGothic3" svg:font-family="NanumGothic" style:font-family-generic="swiss" style:font-pitch="variable"/>
    <style:font-face style:name="FreeSans" svg:font-family="FreeSans" style:font-family-generic="system" style:font-pitch="variable"/>
    <style:font-face style:name="NanumGothic4" svg:font-family="Nanum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gradient" draw:fill-gradient-name="Tango_20_Yellow" draw:textarea-vertical-align="middle" draw:auto-grow-height="false" draw:fit-to-size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cm" svg:stroke-color="#3465a4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dash" draw:stroke-dash="Dash_20_1" svg:stroke-width="0.08cm" svg:stroke-color="#4b1f6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c5000b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ff420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2c001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cm" svg:stroke-color="#3465a4" draw:fill="gradient" draw:fill-gradient-name="Tango_20_Yellow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cm" svg:stroke-color="#000000" draw:stroke-linejoin="round" draw:fill="solid" draw:fill-color="#0084d1" draw:textarea-vertical-align="middle" draw:auto-grow-height="false" draw:fit-to-size="false" fo:padding-top="0.15cm" fo:padding-bottom="0.15cm" fo:padding-left="0.275cm" fo:padding-right="0.275cm" fo:wrap-option="no-wrap"/>
    </style:style>
    <style:style style:name="gr16" style:family="graphic" style:parent-style-name="standard">
      <style:graphic-properties draw:stroke="solid" svg:stroke-width="0.05cm" svg:stroke-color="#000000" draw:stroke-linejoin="round" draw:fill="solid" draw:fill-color="#0084d1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cm" svg:stroke-color="#000000" draw:stroke-linejoin="round" draw:fill="solid" draw:fill-color="#0084d1" draw:textarea-vertical-align="top" draw:auto-grow-height="false" draw:fit-to-size="false" fo:padding-top="0.15cm" fo:padding-bottom="0.15cm" fo:padding-left="0.275cm" fo:padding-right="0.275cm" fo:wrap-option="wrap"/>
    </style:style>
    <style:style style:name="gr18" style:family="graphic" style:parent-style-name="standard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_20_2" svg:stroke-width="0cm" svg:stroke-color="#ff33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svg:stroke-color="#579d1c" draw:fill="none"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objectwithoutfill">
      <style:graphic-properties draw:stroke="dash" draw:stroke-dash="Dashed_20__28_var_29_" draw:fill="none" draw:textarea-vertical-align="middle"/>
    </style:style>
    <style:style style:name="gr28" style:family="graphic" style:parent-style-name="objectwithoutfill">
      <style:graphic-properties draw:marker-start="Short_20_line_20_Arrow" draw:marker-end="Short_20_line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31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svg:stroke-color="#77216f" draw:fill="none" draw:textarea-vertical-align="middle" draw:auto-grow-height="false" fo:min-height="0.749cm" fo:min-width="0.499cm"/>
    </style:style>
    <style:style style:name="gr33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text-align="center" style:font-independent-line-spacing="true"/>
      <style:text-properties fo:font-size="18pt"/>
    </style:style>
    <style:style style:name="P14" style:family="paragraph">
      <style:paragraph-properties fo:margin-top="0cm" fo:margin-bottom="0cm" fo:text-align="center" style:font-independent-line-spacing="true"/>
      <style:text-properties fo:font-size="18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13pt" style:font-size-asian="13pt" style:font-size-complex="13pt"/>
    </style:style>
    <style:style style:name="P18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NanumGothic2" fo:font-size="11pt" fo:letter-spacing="normal" fo:font-style="normal" style:text-underline-style="none" fo:font-weight="normal" style:font-name-asian="NanumGothic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NanumGothic2" fo:letter-spacing="normal" fo:font-style="normal" style:text-underline-style="none" fo:font-weight="normal" style:font-name-asian="NanumGothic2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NanumGothic2" fo:font-size="13pt" fo:letter-spacing="normal" fo:font-style="normal" style:text-underline-style="none" fo:font-weight="normal" style:font-name-asian="NanumGothic2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NanumGothic2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2" style:font-size-asian="13pt" style:language-asian="ko" style:country-asian="KR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NanumGothic3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4" style:font-size-asian="13pt" style:language-asian="ko" style:country-asian="KR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line-through-style="none" style:text-line-through-type="none" style:text-position="0% 100%" style:font-name="NanumGothic2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outline="false" style:text-line-through-style="none" style:text-line-through-type="none" style:font-name="NanumGothic3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4" style:font-size-asian="13pt" style:language-asian="ko" style:country-asian="KR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line-through-style="none" style:text-line-through-type="none" style:text-position="0% 100%" style:font-name="Nanum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NanumGothic2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.997cm" svg:height="1.197cm" svg:x="21.4cm" svg:y="4.3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.997cm" svg:height="1.197cm" svg:x="21.4cm" svg:y="5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5.197cm" svg:height="1.197cm" svg:x="20.2cm" svg:y="6.7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3.997cm" svg:height="1.197cm" svg:x="21.4cm" svg:y="7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1.197cm" svg:height="1.197cm" svg:x="20.2cm" svg:y="4.3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.197cm" svg:height="1.197cm" svg:x="20.2cm" svg:y="5.5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" draw:layer="layout" svg:width="1.197cm" svg:height="1.197cm" svg:x="20.2cm" svg:y="7.9cm">
          <text:p text:style-name="P1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" draw:layer="layout" svg:width="5.197cm" svg:height="1.197cm" svg:x="20.2cm" svg:y="0.7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5.197cm" svg:height="1.197cm" svg:x="20.2cm" svg:y="1.9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2" draw:layer="layout" svg:width="5.197cm" svg:height="1.197cm" svg:x="20.2cm" svg:y="3.1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draw:layer="layout" svg:width="3.997cm" svg:height="1.197cm" svg:x="21.4cm" svg:y="12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2" draw:layer="layout" svg:width="3.997cm" svg:height="1.197cm" svg:x="21.4cm" svg:y="14.1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2" draw:layer="layout" svg:width="5.197cm" svg:height="1.197cm" svg:x="20.2cm" svg:y="15.3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2" draw:layer="layout" svg:width="3.997cm" svg:height="1.197cm" svg:x="21.4cm" svg:y="16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draw:layer="layout" svg:width="1.197cm" svg:height="1.197cm" svg:x="20.2cm" svg:y="12.9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" draw:text-style-name="P2" draw:layer="layout" svg:width="1.197cm" svg:height="1.197cm" svg:x="20.2cm" svg:y="14.1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" draw:text-style-name="P2" draw:layer="layout" svg:width="1.197cm" svg:height="1.197cm" svg:x="20.2cm" svg:y="16.5cm">
          <text:p text:style-name="P3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" draw:text-style-name="P2" draw:layer="layout" svg:width="5.197cm" svg:height="1.197cm" svg:x="20.2cm" svg:y="9.3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draw:layer="layout" svg:width="5.197cm" svg:height="1.197cm" svg:x="20.2cm" svg:y="10.5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" draw:text-style-name="P2" draw:layer="layout" svg:width="5.197cm" svg:height="1.197cm" svg:x="20.2cm" svg:y="11.7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2" draw:layer="layout" svg:width="5.197cm" svg:height="1.197cm" svg:x="20.2cm" svg:y="17.9cm">
          <text:p text:style-name="P3"><text:span text:style-name="T3">current_limit = !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4" draw:layer="layout" svg:width="5.998cm" svg:height="18.997cm" svg:x="19.6cm" svg:y="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4" draw:layer="layout" svg:width="0.597cm" svg:height="8.359cm" svg:x="19.8cm" svg:y="0.7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4" draw:style-name="gr4" draw:text-style-name="P4" draw:layer="layout" svg:width="0.597cm" svg:height="8.329cm" svg:x="19.8cm" svg:y="9.3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5" draw:style-name="gr5" draw:text-style-name="P2" draw:layer="layout" svg:width="13.953cm" svg:height="18.763cm" svg:x="0.6cm" svg:y="0.4cm">
          <text:p text:style-name="P1"><text:span text:style-name="T3"><text:s/></text:span><text:span text:style-name="T3">struct memblock_region {</text:span></text:p>
          <text:p text:style-name="P1"><text:span text:style-name="T3"><text:s text:c="5"/></text:span><text:span text:style-name="T3">phys_addr_t base;</text:span></text:p>
          <text:p text:style-name="P1"><text:span text:style-name="T3"><text:s text:c="5"/></text:span><text:span text:style-name="T3">phys_addr_t size;</text:span></text:p>
          <text:p text:style-name="P1"><text:span text:style-name="T3"><text:s/></text:span><text:span text:style-name="T3">};</text:span></text:p>
          <text:p text:style-name="P1"><text:span text:style-name="T3"><text:s text:c="2"/></text:span></text:p>
          <text:p text:style-name="P1"><text:span text:style-name="T3"><text:s/></text:span><text:span text:style-name="T3">struct memblock_type {</text:span></text:p>
          <text:p text:style-name="P1"><text:span text:style-name="T3"><text:s text:c="5"/></text:span><text:span text:style-name="T3">unsigned long cnt; <text:s/>/* number of regions */</text:span></text:p>
          <text:p text:style-name="P1"><text:span text:style-name="T3"><text:s text:c="5"/></text:span><text:span text:style-name="T3">unsigned long max; <text:s/>/* size of the allocated array */</text:span></text:p>
          <text:p text:style-name="P1"><text:span text:style-name="T3"><text:s text:c="5"/></text:span><text:span text:style-name="T3">phys_addr_t total_size; /* size of all regions */</text:span></text:p>
          <text:p text:style-name="P1"><text:span text:style-name="T3"><text:s text:c="5"/></text:span><text:span text:style-name="T3">struct memblock_region *regions;</text:span></text:p>
          <text:p text:style-name="P1"><text:span text:style-name="T3"><text:s/></text:span><text:span text:style-name="T3">};</text:span></text:p>
          <text:p text:style-name="P1"><text:span text:style-name="T3"><text:s text:c="2"/></text:span></text:p>
          <text:p text:style-name="P1"><text:span text:style-name="T3"><text:s/></text:span><text:span text:style-name="T3">struct memblock {</text:span></text:p>
          <text:p text:style-name="P1"><text:span text:style-name="T3"><text:s text:c="5"/></text:span><text:span text:style-name="T3">phys_addr_t current_limit;</text:span></text:p>
          <text:p text:style-name="P1"><text:span text:style-name="T3"><text:s text:c="5"/></text:span><text:span text:style-name="T3">struct memblock_type memory;</text:span></text:p>
          <text:p text:style-name="P1"><text:span text:style-name="T3"><text:s text:c="5"/></text:span><text:span text:style-name="T3">struct memblock_type reserved;</text:span></text:p>
          <text:p text:style-name="P1"><text:span text:style-name="T3"><text:s/></text:span><text:span text:style-name="T3">};</text:span></text:p>
          <text:p text:style-name="P1"><text:span text:style-name="T3"/></text:p>
          <text:p text:style-name="P1"><text:span text:style-name="T3">#define INIT_MEMBLOCK_REGIONS <text:s text:c="2"/>128</text:span></text:p>
          <text:p text:style-name="P1"><text:span text:style-name="T3">#define MEMBLOCK_ALLOC_ANYWHERE (~(phys_addr_t)0)</text:span></text:p>
          <text:p text:style-name="P1"><text:span text:style-name="T3"/></text:p>
          <text:p text:style-name="P1"><text:span text:style-name="T3">struct memblock_region memblock_memory_init_regions[128];</text:span></text:p>
          <text:p text:style-name="P1"><text:span text:style-name="T3">struct memblock_region memblock_reserved_init_regions[128];</text:span></text:p>
          <text:p text:style-name="P1"><text:span text:style-name="T3"/></text:p>
          <text:p text:style-name="P1"><text:span text:style-name="T3">struct memblock memblock = {</text:span></text:p>
          <text:p text:style-name="P1"><text:span text:style-name="T3"><text:s text:c="8"/></text:span><text:span text:style-name="T3">.memory.regions <text:s text:c="8"/>= memblock_memory_init_regions,</text:span></text:p>
          <text:p text:style-name="P1"><text:span text:style-name="T3"><text:s text:c="8"/></text:span><text:span text:style-name="T3">.memory.cnt <text:s text:c="12"/>= 1, <text:s text:c="3"/>/* empty dummy entry */</text:span></text:p>
          <text:p text:style-name="P1"><text:span text:style-name="T3"><text:s text:c="8"/></text:span><text:span text:style-name="T3">.memory.max <text:s text:c="12"/>= INIT_MEMBLOCK_REGIONS,</text:span></text:p>
          <text:p text:style-name="P1"><text:span text:style-name="T3"/></text:p>
          <text:p text:style-name="P1"><text:span text:style-name="T3"><text:s text:c="8"/></text:span><text:span text:style-name="T3">.reserved.regions <text:s text:c="6"/>= memblock_reserved_init_regions,</text:span></text:p>
          <text:p text:style-name="P1"><text:span text:style-name="T3"><text:s text:c="8"/></text:span><text:span text:style-name="T3">.reserved.cnt <text:s text:c="10"/>= 1, <text:s text:c="3"/>/* empty dummy entry */</text:span></text:p>
          <text:p text:style-name="P1"><text:span text:style-name="T3"><text:s text:c="8"/></text:span><text:span text:style-name="T3">.reserved.max <text:s text:c="10"/>= INIT_MEMBLOCK_REGIONS,</text:span></text:p>
          <text:p text:style-name="P1"><text:span text:style-name="T3"><text:s text:c="3"/></text:span></text:p>
          <text:p text:style-name="P1"><text:span text:style-name="T3"><text:s text:c="8"/></text:span><text:span text:style-name="T3">.current_limit <text:s text:c="9"/>= MEMBLOCK_ALLOC_ANYWHERE,</text:span></text:p>
          <text:p text:style-name="P1"><text:span text:style-name="T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12.597cm" svg:height="1.831cm" svg:x="1.6cm" svg:y="14.2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12.597cm" svg:height="1.798cm" svg:x="1.6cm" svg:y="1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4" draw:layer="layout" svg:width="14.197cm" svg:height="6.397cm" svg:x="0.6cm" svg:y="1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4" draw:layer="layout" svg:width="5.6cm" svg:height="10.318cm" svg:x="14.199cm" svg:y="4.87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30" draw:style-name="gr9" draw:text-style-name="P4" draw:layer="layout" svg:x1="14.799cm" svg:y1="16.2cm" svg:x2="19.6cm" svg:y2="9.8cm">
          <text:p/>
        </draw:line>
        <draw:custom-shape draw:name="CustomShape 31" draw:style-name="gr8" draw:text-style-name="P4" draw:layer="layout" svg:width="5.6cm" svg:height="3.834cm" svg:x="14.199cm" svg:y="13.462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6" draw:layer="layout" svg:width="26.6cm" svg:height="11.1cm" svg:x="0.6cm" svg:y="7.9cm">
          <text:p text:style-name="P5"><text:span text:style-name="T4">▶ </text:span><text:span text:style-name="T5">arm_bootmem_init() </text:span><text:span text:style-name="T5">함수</text:span></text:p>
          <text:p text:style-name="P5"><text:span text:style-name="T5"/></text:p>
          <text:p text:style-name="P5"><text:span text:style-name="T5">- </text:span><text:span text:style-name="T4">struct memblock memblock </text:span><text:span text:style-name="T4">구조체의 </text:span><text:span text:style-name="T4">memory, reserved </text:span><text:span text:style-name="T4">멤버를 초기화</text:span></text:p>
          <text:p text:style-name="P1"><text:span text:style-name="T6"/></text:p>
          <text:p text:style-name="P1"><text:span text:style-name="T3">- reserved </text:span><text:span text:style-name="T3">멤버를 초기화</text:span></text:p>
          <text:p text:style-name="P1"><text:span text:style-name="T3">【〔</text:span><text:span text:style-name="T3">int memblock_reserve(phys_addr_t base, phys_addr_t size);</text:span><text:span text:style-name="T3">〕】</text:span></text:p>
          <text:p text:style-name="P1"><text:span text:style-name="T3"/></text:p>
          <text:p text:style-name="P1"><text:span text:style-name="T3">- memory </text:span><text:span text:style-name="T3">멤버 초기화</text:span></text:p>
          <text:p text:style-name="P1"><text:span text:style-name="T3">【〔</text:span><text:span text:style-name="T3">int memblock_add(phys_addr_t base, phys_addr_t size);</text:span><text:span text:style-name="T3">〕】</text:span></text:p>
          <text:p text:style-name="P1"><text:span text:style-name="T3"/></text:p>
          <text:p text:style-name="P1"><text:span text:style-name="T3">- </text:span><text:span text:style-name="T4">memblock </text:span><text:span text:style-name="T3">구조체의 </text:span><text:span text:style-name="T3">memory</text:span><text:span text:style-name="T3">와 </text:span><text:span text:style-name="T3">reserved </text:span><text:span text:style-name="T3">멤버를 초기화는 공통 함수</text:span></text:p>
          <text:p text:style-name="P1"><text:span text:style-name="T3"><text:s text:c="2"/></text:span><text:span text:style-name="T3">(memblock_reserve(), memblock_add() </text:span><text:span text:style-name="T3">함수 내부에서 호출</text:span><text:span text:style-name="T3">)</text:span></text:p>
          <text:p text:style-name="P1"><text:span text:style-name="T3">【〔</text:span><text:span text:style-name="T3">mm/memblock.c-int memblock_add_region(struct memblock_type *type, phys_addr_t base, phys_addr_t size, int nid);</text:span><text:span text:style-name="T3">〕】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" draw:id="id1" draw:layer="layout" svg:width="7.008cm" svg:height="0.861cm" svg:x="0.6cm" svg:y="0.6cm">
          <draw:text-box>
            <text:p><text:span text:style-name="T7"><text:s text:c="2"/></text:span><text:span text:style-name="T7">void bootmem_init(void);</text:span></text:p>
          </draw:text-box>
        </draw:frame>
        <draw:frame draw:style-name="gr12" draw:text-style-name="P8" xml:id="id2" draw:id="id2" draw:layer="layout" svg:width="19.683cm" svg:height="0.78cm" svg:x="5.517cm" svg:y="1.9cm">
          <draw:text-box>
            <text:p text:style-name="P5"><text:span text:style-name="T8">void find_limits(unsigned long *min, unsigned long *max_low, unsigned long *max_high);</text:span></text:p>
          </draw:text-box>
        </draw:frame>
        <draw:frame draw:style-name="gr12" draw:text-style-name="P8" xml:id="id3" draw:id="id3" draw:layer="layout" svg:width="16.216cm" svg:height="0.78cm" svg:x="5.517cm" svg:y="2.82cm">
          <draw:text-box>
            <text:p text:style-name="P5"><text:span text:style-name="T8">void arm_bootmem_init(unsigned long start_pfn, unsigned long end_pfn);</text:span></text:p>
          </draw:text-box>
        </draw:frame>
        <draw:frame draw:style-name="gr12" draw:text-style-name="P8" xml:id="id4" draw:id="id4" draw:layer="layout" svg:width="7.356cm" svg:height="0.78cm" svg:x="5.497cm" svg:y="3.7cm">
          <draw:text-box>
            <text:p text:style-name="P5"><text:span text:style-name="T8">void arm_memory_present(void)</text:span></text:p>
          </draw:text-box>
        </draw:frame>
        <draw:frame draw:style-name="gr12" draw:text-style-name="P8" xml:id="id5" draw:id="id5" draw:layer="layout" svg:width="4.96cm" svg:height="0.78cm" svg:x="5.544cm" svg:y="4.62cm">
          <draw:text-box>
            <text:p text:style-name="P5"><text:span text:style-name="T8">void sparse_init(void)</text:span></text:p>
          </draw:text-box>
        </draw:frame>
        <draw:connector draw:style-name="gr13" draw:text-style-name="P9" draw:layer="layout" svg:x1="4.104cm" svg:y1="1.461cm" svg:x2="5.517cm" svg:y2="2.29cm" draw:start-shape="id1" draw:start-glue-point="2" draw:end-shape="id2" draw:end-glue-point="3" svg:d="M4104 1461v829h1413" svg:viewBox="0 0 1414 830">
          <text:p/>
        </draw:connector>
        <draw:connector draw:style-name="gr13" draw:text-style-name="P9" draw:layer="layout" svg:x1="4.104cm" svg:y1="1.461cm" svg:x2="5.517cm" svg:y2="3.21cm" draw:start-shape="id1" draw:start-glue-point="2" draw:end-shape="id3" draw:end-glue-point="3" svg:d="M4104 1461v1749h1413" svg:viewBox="0 0 1414 1750">
          <text:p/>
        </draw:connector>
        <draw:connector draw:style-name="gr13" draw:text-style-name="P9" draw:layer="layout" svg:x1="4.104cm" svg:y1="1.461cm" svg:x2="5.497cm" svg:y2="4.09cm" draw:start-shape="id1" draw:start-glue-point="2" draw:end-shape="id4" draw:end-glue-point="3" svg:d="M4104 1461v2629h1393" svg:viewBox="0 0 1394 2630">
          <text:p/>
        </draw:connector>
        <draw:connector draw:style-name="gr13" draw:text-style-name="P9" draw:layer="layout" svg:x1="4.104cm" svg:y1="1.461cm" svg:x2="5.544cm" svg:y2="5.01cm" draw:start-shape="id1" draw:start-glue-point="2" draw:end-shape="id5" draw:end-glue-point="3" svg:d="M4104 1461v3549h1440" svg:viewBox="0 0 1441 3550">
          <text:p/>
        </draw:connector>
        <draw:frame draw:style-name="gr12" draw:text-style-name="P8" xml:id="id6" draw:id="id6" draw:layer="layout" svg:width="20.907cm" svg:height="0.78cm" svg:x="5.6cm" svg:y="5.52cm">
          <draw:text-box>
            <text:p text:style-name="P5"><text:span text:style-name="T8">void arm_bootmem_free(unsigned long min, unsigned long max_low, unsigned long max_high);</text:span></text:p>
          </draw:text-box>
        </draw:frame>
        <draw:connector draw:style-name="gr13" draw:text-style-name="P9" draw:layer="layout" draw:line-skew="-0.498cm" svg:x1="4.104cm" svg:y1="1.461cm" svg:x2="5.6cm" svg:y2="5.91cm" draw:end-shape="id6" draw:end-glue-point="3" svg:d="M4104 1461v4449h1496" svg:viewBox="0 0 1497 4450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1.197cm" svg:height="1.197cm" svg:x="0.8cm" svg:y="1.8cm">
          <text:p text:style-name="P1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.997cm" svg:height="1.197cm" svg:x="2cm" svg:y="1.8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197cm" svg:height="1.197cm" svg:x="4cm" svg:y="6.2cm">
          <text:p text:style-name="P3"><text:span text:style-name="T3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197cm" svg:height="1.197cm" svg:x="4cm" svg:y="7.4cm">
          <text:p text:style-name="P3"><text:span text:style-name="T6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4" draw:layer="layout" svg:width="1.597cm" svg:height="1.997cm" svg:x="7.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4" draw:layer="layout" svg:width="1.597cm" svg:height="1.997cm" svg:x="8.8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4" draw:layer="layout" svg:width="1.597cm" svg:height="1.997cm" svg:x="10.4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4" draw:layer="layout" svg:width="1.597cm" svg:height="1.997cm" svg:x="1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4" draw:layer="layout" svg:width="1.597cm" svg:height="1.997cm" svg:x="13.6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4" draw:layer="layout" svg:width="1.597cm" svg:height="1.997cm" svg:x="15.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4" draw:layer="layout" svg:width="1.597cm" svg:height="1.997cm" svg:x="16.8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4" draw:layer="layout" svg:width="1.597cm" svg:height="1.997cm" svg:x="18.4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4" draw:layer="layout" svg:width="1.597cm" svg:height="1.997cm" svg:x="20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2" draw:layer="layout" svg:width="1.468cm" svg:height="0.777cm" svg:x="2.748cm" svg:y="5.8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4" draw:layer="layout" svg:width="2.197cm" svg:height="1.197cm" svg:x="4cm" svg:y="8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4" draw:layer="layout" svg:width="2.197cm" svg:height="1.197cm" svg:x="4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" draw:text-style-name="P4" draw:layer="layout" svg:width="2.197cm" svg:height="1.197cm" svg:x="4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4" draw:layer="layout" svg:width="2.197cm" svg:height="1.197cm" svg:x="4cm" svg:y="1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4" draw:layer="layout" svg:width="2.197cm" svg:height="1.197cm" svg:x="4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2" draw:layer="layout" svg:width="1.468cm" svg:height="0.777cm" svg:x="2.729cm" svg:y="7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2" draw:layer="layout" svg:width="1.468cm" svg:height="0.777cm" svg:x="2.729cm" svg:y="8.2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2" draw:layer="layout" svg:width="1.468cm" svg:height="0.777cm" svg:x="2.729cm" svg:y="9.42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2" draw:layer="layout" svg:width="1.468cm" svg:height="0.777cm" svg:x="2.729cm" svg:y="10.52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2" draw:layer="layout" svg:width="1.468cm" svg:height="0.777cm" svg:x="2.729cm" svg:y="11.8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2" draw:layer="layout" svg:width="1.468cm" svg:height="0.777cm" svg:x="2.729cm" svg:y="13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3.997cm" svg:height="1.197cm" svg:x="2.6cm" svg:y="4.3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.997cm" svg:height="1.197cm" svg:x="2.6cm" svg:y="5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5.197cm" svg:height="1.197cm" svg:x="1.4cm" svg:y="6.7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3.997cm" svg:height="1.197cm" svg:x="2.6cm" svg:y="7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1.197cm" svg:height="1.197cm" svg:x="1.4cm" svg:y="4.3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.197cm" svg:height="1.197cm" svg:x="1.4cm" svg:y="5.5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" draw:layer="layout" svg:width="1.197cm" svg:height="1.197cm" svg:x="1.4cm" svg:y="7.9cm">
          <text:p text:style-name="P1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" draw:layer="layout" svg:width="5.197cm" svg:height="1.197cm" svg:x="1.4cm" svg:y="0.7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5.197cm" svg:height="1.197cm" svg:x="1.4cm" svg:y="1.9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2" draw:layer="layout" svg:width="5.197cm" svg:height="1.197cm" svg:x="1.4cm" svg:y="3.1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draw:layer="layout" svg:width="3.997cm" svg:height="1.197cm" svg:x="2.6cm" svg:y="12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2" draw:layer="layout" svg:width="3.997cm" svg:height="1.197cm" svg:x="2.6cm" svg:y="14.1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2" draw:layer="layout" svg:width="5.197cm" svg:height="1.197cm" svg:x="1.4cm" svg:y="15.3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2" draw:layer="layout" svg:width="3.997cm" svg:height="1.197cm" svg:x="2.6cm" svg:y="16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draw:layer="layout" svg:width="1.197cm" svg:height="1.197cm" svg:x="1.4cm" svg:y="12.9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" draw:text-style-name="P2" draw:layer="layout" svg:width="1.197cm" svg:height="1.197cm" svg:x="1.4cm" svg:y="14.1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" draw:text-style-name="P2" draw:layer="layout" svg:width="1.197cm" svg:height="1.197cm" svg:x="1.4cm" svg:y="16.5cm">
          <text:p text:style-name="P3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" draw:text-style-name="P2" draw:layer="layout" svg:width="5.197cm" svg:height="1.197cm" svg:x="1.4cm" svg:y="9.3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draw:layer="layout" svg:width="5.197cm" svg:height="1.197cm" svg:x="1.4cm" svg:y="10.5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" draw:text-style-name="P2" draw:layer="layout" svg:width="5.197cm" svg:height="1.197cm" svg:x="1.4cm" svg:y="11.7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2" draw:layer="layout" svg:width="5.197cm" svg:height="1.197cm" svg:x="1.4cm" svg:y="17.9cm">
          <text:p text:style-name="P3"><text:span text:style-name="T3">current_limit = !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4" draw:layer="layout" svg:width="6.398cm" svg:height="18.997cm" svg:x="0.6cm" svg:y="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4" draw:layer="layout" svg:width="0.597cm" svg:height="8.359cm" svg:x="1cm" svg:y="0.7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4" draw:style-name="gr4" draw:text-style-name="P4" draw:layer="layout" svg:width="0.597cm" svg:height="8.329cm" svg:x="1cm" svg:y="9.3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5" draw:style-name="gr15" draw:text-style-name="P2" draw:layer="layout" svg:width="2.197cm" svg:height="1.197cm" svg:x="10.2cm" svg:y="8.4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2.197cm" svg:height="1.197cm" svg:x="10.2cm" svg:y="9.6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10.2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10.2cm" svg:y="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10.2cm" svg:y="13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10.2cm" svg:y="1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2" draw:layer="layout" svg:width="2.197cm" svg:height="1.197cm" svg:x="10.2cm" svg:y="15.6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8" draw:text-style-name="P4" draw:layer="layout" svg:width="0.198cm" svg:height="1.798cm" svg:x="10cm" svg:y="8.4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33" draw:style-name="gr19" draw:text-style-name="P4" draw:layer="layout" svg:x1="10.2cm" svg:y1="11.6cm" svg:x2="12.399cm" svg:y2="11.6cm">
          <text:p/>
        </draw:line>
        <draw:line draw:name="Line 34" draw:style-name="gr19" draw:text-style-name="P4" draw:layer="layout" svg:x1="10.2cm" svg:y1="12.8cm" svg:x2="12.399cm" svg:y2="12.8cm">
          <text:p/>
        </draw:line>
        <draw:line draw:name="Line 35" draw:style-name="gr19" draw:text-style-name="P4" draw:layer="layout" svg:x1="10.2cm" svg:y1="10.2cm" svg:x2="12.399cm" svg:y2="10.2cm">
          <text:p/>
        </draw:line>
        <draw:line draw:name="Line 36" draw:style-name="gr19" draw:text-style-name="P4" draw:layer="layout" svg:x1="10.2cm" svg:y1="14.8cm" svg:x2="12.399cm" svg:y2="14.8cm">
          <text:p/>
        </draw:line>
        <draw:line draw:name="Line 37" draw:style-name="gr19" draw:text-style-name="P4" draw:layer="layout" svg:x1="10.2cm" svg:y1="16.6cm" svg:x2="12.399cm" svg:y2="16.6cm">
          <text:p/>
        </draw:line>
        <draw:custom-shape draw:name="CustomShape 38" draw:style-name="gr18" draw:text-style-name="P4" draw:layer="layout" svg:width="0.198cm" svg:height="1.998cm" svg:x="10cm" svg:y="12.8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39" draw:style-name="gr18" draw:text-style-name="P4" draw:layer="layout" svg:width="0.198cm" svg:height="1.398cm" svg:x="10cm" svg:y="10.2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0" draw:style-name="gr18" draw:text-style-name="P4" draw:layer="layout" svg:width="0.198cm" svg:height="1.798cm" svg:x="10cm" svg:y="14.8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1" draw:style-name="gr18" draw:text-style-name="P4" draw:layer="layout" svg:width="0.198cm" svg:height="1.198cm" svg:x="10cm" svg:y="11.6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42" draw:style-name="gr9" draw:text-style-name="P4" draw:layer="layout" svg:x1="6.597cm" svg:y1="4.8cm" svg:x2="10cm" svg:y2="8.8cm">
          <text:p/>
        </draw:line>
        <draw:line draw:name="Line 43" draw:style-name="gr9" draw:text-style-name="P4" draw:layer="layout" svg:x1="6.597cm" svg:y1="6.2cm" svg:x2="10cm" svg:y2="10.6cm">
          <text:p/>
        </draw:line>
        <draw:line draw:name="Line 44" draw:style-name="gr9" draw:text-style-name="P4" draw:layer="layout" svg:x1="6.597cm" svg:y1="8.6cm" svg:x2="10cm" svg:y2="15.6cm">
          <text:p/>
        </draw:line>
        <draw:custom-shape draw:name="CustomShape 45" draw:style-name="gr1" draw:text-style-name="P2" draw:layer="layout" svg:width="3.997cm" svg:height="1.598cm" svg:x="18.5cm" svg:y="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" draw:text-style-name="P2" draw:layer="layout" svg:width="1.197cm" svg:height="1.598cm" svg:x="17.3cm" svg:y="8cm">
          <text:p text:style-name="P3"><text:span text:style-name="T1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" draw:text-style-name="P2" draw:layer="layout" svg:width="3.997cm" svg:height="1.598cm" svg:x="18.5cm" svg:y="9.6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" draw:text-style-name="P2" draw:layer="layout" svg:width="1.197cm" svg:height="1.598cm" svg:x="17.3cm" svg:y="9.6cm">
          <text:p text:style-name="P3"><text:span text:style-name="T1">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" draw:text-style-name="P2" draw:layer="layout" svg:width="3.997cm" svg:height="1.598cm" svg:x="18.5cm" svg:y="4.801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" draw:text-style-name="P2" draw:layer="layout" svg:width="1.197cm" svg:height="1.598cm" svg:x="17.3cm" svg:y="4.801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" draw:text-style-name="P2" draw:layer="layout" svg:width="3.997cm" svg:height="1.598cm" svg:x="18.5cm" svg:y="6.401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" draw:text-style-name="P2" draw:layer="layout" svg:width="1.197cm" svg:height="1.598cm" svg:x="17.3cm" svg:y="6.401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" draw:text-style-name="P2" draw:layer="layout" svg:width="3.997cm" svg:height="1.598cm" svg:x="18.5cm" svg:y="14.39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" draw:text-style-name="P2" draw:layer="layout" svg:width="1.197cm" svg:height="1.598cm" svg:x="17.3cm" svg:y="14.399cm">
          <text:p text:style-name="P3"><text:span text:style-name="T1">[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" draw:text-style-name="P2" draw:layer="layout" svg:width="3.997cm" svg:height="1.598cm" svg:x="18.5cm" svg:y="15.99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" draw:text-style-name="P2" draw:layer="layout" svg:width="1.197cm" svg:height="1.598cm" svg:x="17.3cm" svg:y="15.999cm">
          <text:p text:style-name="P3"><text:span text:style-name="T1">[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" draw:text-style-name="P2" draw:layer="layout" svg:width="3.997cm" svg:height="1.598cm" svg:x="18.5cm" svg:y="11.2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" draw:text-style-name="P2" draw:layer="layout" svg:width="1.197cm" svg:height="1.598cm" svg:x="17.3cm" svg:y="11.2cm">
          <text:p text:style-name="P3"><text:span text:style-name="T1">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" draw:text-style-name="P2" draw:layer="layout" svg:width="3.997cm" svg:height="1.598cm" svg:x="18.5cm" svg:y="12.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" draw:text-style-name="P2" draw:layer="layout" svg:width="1.197cm" svg:height="1.598cm" svg:x="17.3cm" svg:y="12.8cm">
          <text:p text:style-name="P3"><text:span text:style-name="T1">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" draw:text-style-name="P4" draw:layer="layout" svg:width="5.597cm" svg:height="14.598cm" svg:x="17.101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" draw:text-style-name="P2" draw:layer="layout" svg:width="5.197cm" svg:height="1.197cm" svg:x="17.301cm" svg:y="17.801cm">
          <text:p text:style-name="P3"><text:span text:style-name="T3">Int nr_bank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5" draw:text-style-name="P2" draw:layer="layout" svg:width="3.993cm" svg:height="0.821cm" svg:x="17.7cm" svg:y="19.1cm">
          <text:p text:style-name="P1"><text:span text:style-name="T9">struct mem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7.3cm" svg:y1="5.6cm" svg:x2="12.397cm" svg:y2="9cm">
          <text:p/>
        </draw:line>
        <draw:line draw:name="Line 65" draw:style-name="gr9" draw:text-style-name="P4" draw:layer="layout" svg:x1="17.3cm" svg:y1="13.6cm" svg:x2="12.398cm" svg:y2="13.8cm">
          <text:p/>
        </draw:line>
        <draw:custom-shape draw:name="TextShape 66" draw:style-name="gr5" draw:text-style-name="P2" draw:layer="layout" svg:width="2.99cm" svg:height="0.724cm" svg:x="12.287cm" svg:y="14.42cm">
          <text:p text:style-name="P1"><text:span text:style-name="T10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9" draw:text-style-name="P4" draw:layer="layout" svg:x1="17.3cm" svg:y1="15.2cm" svg:x2="12.398cm" svg:y2="16cm">
          <text:p/>
        </draw:line>
        <draw:custom-shape draw:name="TextShape 68" draw:style-name="gr20" draw:text-style-name="P11" draw:layer="layout" svg:width="1.399cm" svg:height="0.724cm" svg:x="14cm" svg:y="7cm">
          <text:p text:style-name="P3"><text:span text:style-name="T10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9" draw:style-name="gr21" draw:text-style-name="P11" draw:layer="layout" svg:width="2.399cm" svg:height="0.724cm" svg:x="13.8cm" svg:y="13.3cm">
          <text:p text:style-name="P3"><text:span text:style-name="T10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22" draw:text-style-name="P11" draw:layer="layout" svg:width="2.399cm" svg:height="0.724cm" svg:x="13.6cm" svg:y="15.4cm">
          <text:p text:style-name="P3"><text:span text:style-name="T10">max_hig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2" draw:layer="layout" svg:width="8.6cm" svg:height="5.2cm" svg:x="8.2cm" svg:y="0.6cm">
          <text:p text:style-name="P1"><text:span text:style-name="T10">- PFN</text:span><text:span text:style-name="T10">은 메모리를 </text:span><text:span text:style-name="T10">4KB </text:span><text:span text:style-name="T10">크기로 나누었을 때</text:span></text:p>
          <text:p text:style-name="P1"><text:span text:style-name="T10"><text:s/></text:span><text:span text:style-name="T10">각 각의 고유한 블록의 구분 번호</text:span></text:p>
          <text:p text:style-name="P1"><text:span text:style-name="T10"/></text:p>
          <text:p text:style-name="P1"><text:span text:style-name="T10">- </text:span><text:span text:style-name="T10">메모리를 나었을 때 </text:span><text:span text:style-name="T10">2</text:span><text:span text:style-name="T10">개 또는 그 이상에</text:span></text:p>
          <text:p text:style-name="P1"><text:span text:style-name="T10">걸쳐 메모리가 나누어 질 수 있음을 주황색</text:span></text:p>
          <text:p text:style-name="P1"><text:span text:style-name="T10"><text:s/></text:span><text:span text:style-name="T10">선으로 표시함</text:span></text:p>
          <text:p text:style-name="P1"><text:span text:style-name="T10"/></text:p>
          <text:p text:style-name="P1"><text:span text:style-name="T10">- </text:span><text:span text:style-name="T10">구조체 </text:span><text:span text:style-name="T10">meminfo</text:span><text:span text:style-name="T10">의 </text:span><text:span text:style-name="T10">bank </text:span><text:span text:style-name="T10">멤버의 </text:span></text:p>
          <text:p text:style-name="P1"><text:span text:style-name="T10">0</text:span><text:span text:style-name="T10">번 인덱스를 </text:span><text:span text:style-name="T10">'min', high memory</text:span><text:span text:style-name="T10">를</text:span></text:p>
          <text:p text:style-name="P1"><text:span text:style-name="T10">'max_high', </text:span><text:span text:style-name="T10">이 전을 </text:span><text:span text:style-name="T10">'max_low'</text:span><text:span text:style-name="T10">로 지칭</text:span></text:p>
          <draw:enhanced-geometry svg:viewBox="0 0 21600 21600" draw:text-areas="800 800 20800 20800" draw:type="round-rectangular-callout" draw:modifiers="5931.7753749564 32348.0869063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name="Line 64" draw:style-name="gr9" draw:text-style-name="P4" draw:layer="layout" svg:x1="24.6cm" svg:y1="3.2cm" svg:x2="21cm" svg:y2="3.2cm">
          <text:p/>
        </draw:line>
        <draw:line draw:name="Line 64" draw:style-name="gr9" draw:text-style-name="P4" draw:layer="layout" svg:x1="13.2cm" svg:y1="10.8cm" svg:x2="12.397cm" svg:y2="10.8cm">
          <text:p/>
        </draw:line>
        <draw:custom-shape draw:name="TextShape 66" draw:style-name="gr5" draw:text-style-name="P2" draw:layer="layout" svg:width="2.99cm" svg:height="0.724cm" svg:x="22.2cm" svg:y="1.676cm">
          <text:p text:style-name="P1"><text:span text:style-name="T10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5" draw:text-style-name="P13" draw:layer="layout" svg:width="1.4cm" svg:height="0.724cm" svg:x="13cm" svg:y="10.4cm">
          <text:p text:style-name="P12"><text:span text:style-name="T1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3.2cm" svg:y1="12cm" svg:x2="12.397cm" svg:y2="12cm">
          <text:p/>
        </draw:line>
        <draw:custom-shape draw:name="TextShape 66" draw:style-name="gr5" draw:text-style-name="P13" draw:layer="layout" svg:width="1.4cm" svg:height="0.724cm" svg:x="13cm" svg:y="11.6cm">
          <text:p text:style-name="P12"><text:span text:style-name="T1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25" draw:style-name="gr15" draw:text-style-name="P11" draw:layer="layout" svg:width="2.197cm" svg:height="1.197cm" svg:x="15.6cm" svg:y="2.379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1" draw:layer="layout" svg:width="2.197cm" svg:height="1.197cm" svg:x="15.6cm" svg:y="3.579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15.6cm" svg:y="4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15.6cm" svg:y="5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15.6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15.6cm" svg:y="8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1" draw:layer="layout" svg:width="2.197cm" svg:height="1.197cm" svg:x="15.6cm" svg:y="9.579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8" draw:text-style-name="P4" draw:layer="layout" svg:width="0.198cm" svg:height="1.798cm" svg:x="15.4cm" svg:y="2.3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33" draw:style-name="gr19" draw:text-style-name="P4" draw:layer="layout" svg:x1="15.6cm" svg:y1="5.579cm" svg:x2="17.799cm" svg:y2="5.579cm">
          <text:p/>
        </draw:line>
        <draw:line draw:name="Line 34" draw:style-name="gr19" draw:text-style-name="P4" draw:layer="layout" svg:x1="15.6cm" svg:y1="6.779cm" svg:x2="17.799cm" svg:y2="6.779cm">
          <text:p/>
        </draw:line>
        <draw:line draw:name="Line 35" draw:style-name="gr19" draw:text-style-name="P4" draw:layer="layout" svg:x1="15.6cm" svg:y1="4.179cm" svg:x2="17.799cm" svg:y2="4.179cm">
          <text:p/>
        </draw:line>
        <draw:line draw:name="Line 36" draw:style-name="gr19" draw:text-style-name="P4" draw:layer="layout" svg:x1="15.6cm" svg:y1="8.779cm" svg:x2="17.799cm" svg:y2="8.779cm">
          <text:p/>
        </draw:line>
        <draw:line draw:name="Line 37" draw:style-name="gr19" draw:text-style-name="P4" draw:layer="layout" svg:x1="15.6cm" svg:y1="10.579cm" svg:x2="17.799cm" svg:y2="10.579cm">
          <text:p/>
        </draw:line>
        <draw:custom-shape draw:name="CustomShape 38" draw:style-name="gr18" draw:text-style-name="P4" draw:layer="layout" svg:width="0.198cm" svg:height="1.998cm" svg:x="15.4cm" svg:y="6.7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39" draw:style-name="gr18" draw:text-style-name="P4" draw:layer="layout" svg:width="0.198cm" svg:height="1.398cm" svg:x="15.4cm" svg:y="4.1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0" draw:style-name="gr18" draw:text-style-name="P4" draw:layer="layout" svg:width="0.198cm" svg:height="1.798cm" svg:x="15.4cm" svg:y="8.779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1" draw:style-name="gr18" draw:text-style-name="P4" draw:layer="layout" svg:width="0.198cm" svg:height="1.198cm" svg:x="15.4cm" svg:y="5.5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5" draw:style-name="gr1" draw:text-style-name="P6" draw:layer="layout" svg:width="3.997cm" svg:height="1.598cm" svg:x="23.3cm" svg:y="3.6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" draw:text-style-name="P11" draw:layer="layout" svg:width="1.197cm" svg:height="1.598cm" svg:x="22.1cm" svg:y="3.679cm">
          <text:p text:style-name="P3"><text:span text:style-name="T1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" draw:text-style-name="P6" draw:layer="layout" svg:width="3.997cm" svg:height="1.598cm" svg:x="23.3cm" svg:y="5.2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" draw:text-style-name="P11" draw:layer="layout" svg:width="1.197cm" svg:height="1.598cm" svg:x="22.1cm" svg:y="5.279cm">
          <text:p text:style-name="P3"><text:span text:style-name="T1">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" draw:text-style-name="P6" draw:layer="layout" svg:width="3.997cm" svg:height="1.598cm" svg:x="23.3cm" svg:y="0.4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" draw:text-style-name="P11" draw:layer="layout" svg:width="1.197cm" svg:height="1.598cm" svg:x="22.1cm" svg:y="0.48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" draw:text-style-name="P6" draw:layer="layout" svg:width="3.997cm" svg:height="1.598cm" svg:x="23.3cm" svg:y="2.0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" draw:text-style-name="P11" draw:layer="layout" svg:width="1.197cm" svg:height="1.598cm" svg:x="22.1cm" svg:y="2.08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" draw:text-style-name="P6" draw:layer="layout" svg:width="3.997cm" svg:height="1.598cm" svg:x="23.3cm" svg:y="10.07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" draw:text-style-name="P11" draw:layer="layout" svg:width="1.197cm" svg:height="1.598cm" svg:x="22.1cm" svg:y="10.078cm">
          <text:p text:style-name="P3"><text:span text:style-name="T1">[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" draw:text-style-name="P6" draw:layer="layout" svg:width="3.997cm" svg:height="1.598cm" svg:x="23.3cm" svg:y="11.67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" draw:text-style-name="P11" draw:layer="layout" svg:width="1.197cm" svg:height="1.598cm" svg:x="22.1cm" svg:y="11.678cm">
          <text:p text:style-name="P3"><text:span text:style-name="T1">[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" draw:text-style-name="P6" draw:layer="layout" svg:width="3.997cm" svg:height="1.598cm" svg:x="23.3cm" svg:y="6.8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" draw:text-style-name="P11" draw:layer="layout" svg:width="1.197cm" svg:height="1.598cm" svg:x="22.1cm" svg:y="6.879cm">
          <text:p text:style-name="P3"><text:span text:style-name="T1">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" draw:text-style-name="P6" draw:layer="layout" svg:width="3.997cm" svg:height="1.598cm" svg:x="23.3cm" svg:y="8.4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" draw:text-style-name="P11" draw:layer="layout" svg:width="1.197cm" svg:height="1.598cm" svg:x="22.1cm" svg:y="8.479cm">
          <text:p text:style-name="P3"><text:span text:style-name="T1">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" draw:text-style-name="P4" draw:layer="layout" svg:width="5.597cm" svg:height="14.598cm" svg:x="21.901cm" svg:y="0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" draw:text-style-name="P11" draw:layer="layout" svg:width="5.197cm" svg:height="1.197cm" svg:x="22.101cm" svg:y="13.48cm">
          <text:p text:style-name="P3"><text:span text:style-name="T3">Int nr_bank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5" draw:text-style-name="P6" draw:layer="layout" svg:width="3.993cm" svg:height="0.821cm" svg:x="22.5cm" svg:y="14.779cm">
          <text:p text:style-name="P1"><text:span text:style-name="T9">struct mem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22.1cm" svg:y1="1.279cm" svg:x2="17.797cm" svg:y2="3.2cm">
          <text:p/>
        </draw:line>
        <draw:line draw:name="Line 65" draw:style-name="gr9" draw:text-style-name="P4" draw:layer="layout" svg:x1="22.1cm" svg:y1="9.279cm" svg:x2="17.797cm" svg:y2="8cm">
          <text:p/>
        </draw:line>
        <draw:custom-shape draw:name="TextShape 66" draw:style-name="gr5" draw:text-style-name="P6" draw:layer="layout" svg:width="2.99cm" svg:height="0.724cm" svg:x="17.61cm" svg:y="8.7cm">
          <text:p text:style-name="P1"><text:span text:style-name="T10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9" draw:text-style-name="P4" draw:layer="layout" svg:x1="22.1cm" svg:y1="11cm" svg:x2="17.797cm" svg:y2="10.2cm">
          <text:p/>
        </draw:line>
        <draw:custom-shape draw:name="TextShape 68" draw:style-name="gr24" draw:text-style-name="P11" draw:layer="layout" svg:width="1.399cm" svg:height="0.724cm" svg:x="18.6cm" svg:y="1.679cm">
          <text:p text:style-name="P3"><text:span text:style-name="T10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9" draw:style-name="gr25" draw:text-style-name="P11" draw:layer="layout" svg:width="2.399cm" svg:height="0.724cm" svg:x="18.6cm" svg:y="7.676cm">
          <text:p text:style-name="P3"><text:span text:style-name="T10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26" draw:text-style-name="P11" draw:layer="layout" svg:width="2.399cm" svg:height="0.724cm" svg:x="18.801cm" svg:y="9.762cm">
          <text:p text:style-name="P3"><text:span text:style-name="T10">max_hig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8.6cm" svg:y1="4.779cm" svg:x2="17.797cm" svg:y2="4.779cm">
          <text:p/>
        </draw:line>
        <draw:custom-shape draw:name="TextShape 66" draw:style-name="gr5" draw:text-style-name="P14" draw:layer="layout" svg:width="1.4cm" svg:height="0.724cm" svg:x="18.4cm" svg:y="4.379cm">
          <text:p text:style-name="P12"><text:span text:style-name="T1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8.6cm" svg:y1="5.979cm" svg:x2="17.797cm" svg:y2="5.979cm">
          <text:p/>
        </draw:line>
        <draw:custom-shape draw:name="TextShape 66" draw:style-name="gr5" draw:text-style-name="P14" draw:layer="layout" svg:width="1.4cm" svg:height="0.724cm" svg:x="18.4cm" svg:y="5.579cm">
          <text:p text:style-name="P12"><text:span text:style-name="T1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9" draw:layer="layout" svg:x1="15.4cm" svg:y1="2.379cm" svg:x2="13.6cm" svg:y2="2.379cm">
          <text:p/>
        </draw:line>
        <draw:line draw:style-name="gr27" draw:text-style-name="P9" draw:layer="layout" svg:x1="15.6cm" svg:y1="10.8cm" svg:x2="13.8cm" svg:y2="10.8cm">
          <text:p/>
        </draw:line>
        <draw:line draw:style-name="gr27" draw:text-style-name="P9" draw:layer="layout" svg:x1="15.598cm" svg:y1="8.779cm" svg:x2="13.798cm" svg:y2="8.779cm">
          <text:p/>
        </draw:line>
        <draw:line draw:style-name="gr28" draw:text-style-name="P9" draw:layer="layout" svg:x1="14.4cm" svg:y1="2.379cm" svg:x2="14.4cm" svg:y2="8.779cm">
          <text:p/>
        </draw:line>
        <draw:line draw:style-name="gr28" draw:text-style-name="P9" draw:layer="layout" svg:x1="14.4cm" svg:y1="8.7cm" svg:x2="14.4cm" svg:y2="10.8cm">
          <text:p/>
        </draw:line>
        <draw:frame draw:style-name="gr29" draw:text-style-name="P15" draw:layer="layout" svg:width="3.4cm" svg:height="0.78cm" svg:x="11.885cm" svg:y="6.658cm">
          <draw:text-box>
            <text:p text:style-name="P9"><text:span text:style-name="T12">zone_normal</text:span></text:p>
          </draw:text-box>
        </draw:frame>
        <draw:frame draw:style-name="gr29" draw:text-style-name="P15" draw:layer="layout" svg:width="2.9cm" svg:height="0.78cm" svg:x="12.4cm" svg:y="9.32cm">
          <draw:text-box>
            <text:p text:style-name="P9"><text:span text:style-name="T12">zone_high</text:span></text:p>
          </draw:text-box>
        </draw:frame>
        <draw:frame draw:style-name="gr30" draw:text-style-name="P17" draw:layer="layout" svg:width="14.2cm" svg:height="9.773cm" svg:x="0.2cm" svg:y="0.717cm">
          <draw:text-box>
            <text:p text:style-name="P16"><text:span text:style-name="T12">// min </text:span><text:span text:style-name="T12">부터 </text:span><text:span text:style-name="T12">max_low</text:span><text:span text:style-name="T12">까지의 </text:span><text:span text:style-name="T12">pfn </text:span><text:span text:style-name="T12">개수를 구함</text:span></text:p>
            <text:p text:style-name="P16"><text:span text:style-name="T12">zone_size[ZONE_NORMAL/*0*/] = max_low – min;</text:span></text:p>
            <text:p text:style-name="P16"><text:span text:style-name="T12"/></text:p>
            <text:p text:style-name="P16"><text:span text:style-name="T12">// high memory</text:span><text:span text:style-name="T12">부터 </text:span><text:span text:style-name="T12">max_high</text:span><text:span text:style-name="T12">까지의 </text:span><text:span text:style-name="T12">pfn </text:span><text:span text:style-name="T12">개수</text:span></text:p>
            <text:p text:style-name="P16"><text:span text:style-name="T12">zone_size[ZONE_HIGHMEM/*1*/] = max_high – max_low;</text:span></text:p>
            <text:p text:style-name="P16"><text:span text:style-name="T12"/></text:p>
            <text:p text:style-name="P16"><text:span text:style-name="T12">if (start &lt; max_low) {</text:span></text:p>
            <text:p text:style-name="P16"><text:span text:style-name="T12"><text:s text:c="4"/></text:span><text:span text:style-name="T12">unsigned long low_end = min(end, max_low);</text:span></text:p>
            <text:p text:style-name="P16"><text:span text:style-name="T12"><text:s text:c="4"/></text:span><text:span text:style-name="T12">// max_low </text:span><text:span text:style-name="T12">전까지 </text:span><text:span text:style-name="T12">pfn </text:span><text:span text:style-name="T12">개수를 뺌</text:span></text:p>
            <text:p text:style-name="P16"><text:span text:style-name="T12"><text:s text:c="4"/></text:span><text:span text:style-name="T12">zhole_size[0] -= low_end – start; </text:span></text:p>
            <text:p text:style-name="P16"><text:span text:style-name="T12">}</text:span></text:p>
            <text:p text:style-name="P16"><text:span text:style-name="T12"/></text:p>
            <text:p text:style-name="P16"><text:span text:style-name="T12">if (end &gt; max_low) { <text:s text:c="11"/></text:span></text:p>
            <text:p text:style-name="P16"><text:span text:style-name="T12"><text:s text:c="4"/></text:span><text:span text:style-name="T12">unsigned long high_start = max(start, max_low);</text:span></text:p>
            <text:p text:style-name="P16"><text:span text:style-name="T12"><text:s text:c="4"/></text:span><text:span text:style-name="T12">// ? </text:span></text:p>
            <text:p text:style-name="P16"><text:span text:style-name="T12"><text:s text:c="4"/></text:span><text:span text:style-name="T12">zhole_size[ZONE_HIGHMEM] -= end - high_start;</text:span></text:p>
            <text:p text:style-name="P16"><text:span text:style-name="T12">}</text:span></text:p>
            <text:p text:style-name="P16"><text:span text:style-name="T12"/></text:p>
          </draw:text-box>
        </draw:frame>
        <draw:custom-shape draw:name="CustomShape 25" draw:style-name="gr15" draw:text-style-name="P11" draw:layer="layout" svg:width="2.197cm" svg:height="1.197cm" svg:x="6.723cm" svg:y="11.179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1" draw:layer="layout" svg:width="2.197cm" svg:height="1.197cm" svg:x="6.723cm" svg:y="12.379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6.723cm" svg:y="13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6.723cm" svg:y="14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6.723cm" svg:y="15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6.723cm" svg:y="1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1" draw:layer="layout" svg:width="2.197cm" svg:height="1.197cm" svg:x="6.723cm" svg:y="18.379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8" draw:text-style-name="P4" draw:layer="layout" svg:width="0.198cm" svg:height="1.798cm" svg:x="6.523cm" svg:y="11.1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33" draw:style-name="gr19" draw:text-style-name="P4" draw:layer="layout" svg:x1="6.723cm" svg:y1="14.379cm" svg:x2="8.922cm" svg:y2="14.379cm">
          <text:p/>
        </draw:line>
        <draw:line draw:name="Line 34" draw:style-name="gr19" draw:text-style-name="P4" draw:layer="layout" svg:x1="6.723cm" svg:y1="15.579cm" svg:x2="8.922cm" svg:y2="15.579cm">
          <text:p/>
        </draw:line>
        <draw:line draw:name="Line 35" draw:style-name="gr19" draw:text-style-name="P4" draw:layer="layout" svg:x1="6.723cm" svg:y1="12.979cm" svg:x2="8.922cm" svg:y2="12.979cm">
          <text:p/>
        </draw:line>
        <draw:line draw:name="Line 36" draw:style-name="gr19" draw:text-style-name="P4" draw:layer="layout" svg:x1="6.723cm" svg:y1="17.579cm" svg:x2="12cm" svg:y2="17.6cm">
          <text:p/>
        </draw:line>
        <draw:line draw:name="Line 37" draw:style-name="gr19" draw:text-style-name="P4" draw:layer="layout" svg:x1="6.723cm" svg:y1="19.379cm" svg:x2="8.922cm" svg:y2="19.379cm">
          <text:p/>
        </draw:line>
        <draw:custom-shape draw:name="CustomShape 38" draw:style-name="gr18" draw:text-style-name="P4" draw:layer="layout" svg:width="0.198cm" svg:height="1.998cm" svg:x="6.523cm" svg:y="15.5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39" draw:style-name="gr18" draw:text-style-name="P4" draw:layer="layout" svg:width="0.198cm" svg:height="1.398cm" svg:x="6.523cm" svg:y="12.9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0" draw:style-name="gr18" draw:text-style-name="P4" draw:layer="layout" svg:width="0.198cm" svg:height="1.798cm" svg:x="6.523cm" svg:y="17.579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1" draw:style-name="gr18" draw:text-style-name="P4" draw:layer="layout" svg:width="0.198cm" svg:height="1.198cm" svg:x="6.523cm" svg:y="14.3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TextShape 66" draw:style-name="gr5" draw:text-style-name="P6" draw:layer="layout" svg:width="2.99cm" svg:height="0.724cm" svg:x="11.91cm" svg:y="17.199cm">
          <text:p text:style-name="P1"><text:span text:style-name="T10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23cm" svg:y1="15.983cm" svg:x2="8.92cm" svg:y2="15.983cm">
          <text:p/>
        </draw:line>
        <draw:custom-shape draw:name="TextShape 66" draw:style-name="gr5" draw:text-style-name="P14" draw:layer="layout" svg:width="1.4cm" svg:height="0.724cm" svg:x="9.5cm" svg:y="15.569cm">
          <text:p text:style-name="P12"><text:span text:style-name="T1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23cm" svg:y1="17.176cm" svg:x2="8.92cm" svg:y2="17.176cm">
          <text:p/>
        </draw:line>
        <draw:custom-shape draw:name="TextShape 66" draw:style-name="gr5" draw:text-style-name="P14" draw:layer="layout" svg:width="1.4cm" svg:height="0.724cm" svg:x="9.461cm" svg:y="16.776cm">
          <text:p text:style-name="P12"><text:span text:style-name="T1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9" draw:layer="layout" svg:x1="6.523cm" svg:y1="11.179cm" svg:x2="4.723cm" svg:y2="11.179cm">
          <text:p/>
        </draw:line>
        <draw:line draw:style-name="gr27" draw:text-style-name="P9" draw:layer="layout" svg:x1="6.723cm" svg:y1="19.6cm" svg:x2="4.923cm" svg:y2="19.6cm">
          <text:p/>
        </draw:line>
        <draw:line draw:style-name="gr27" draw:text-style-name="P9" draw:layer="layout" svg:x1="6.721cm" svg:y1="17.579cm" svg:x2="4.921cm" svg:y2="17.579cm">
          <text:p/>
        </draw:line>
        <draw:line draw:style-name="gr28" draw:text-style-name="P9" draw:layer="layout" svg:x1="5.523cm" svg:y1="11.179cm" svg:x2="5.523cm" svg:y2="17.579cm">
          <text:p/>
        </draw:line>
        <draw:line draw:style-name="gr28" draw:text-style-name="P9" draw:layer="layout" svg:x1="5.523cm" svg:y1="17.5cm" svg:x2="5.523cm" svg:y2="19.6cm">
          <text:p/>
        </draw:line>
        <draw:frame draw:style-name="gr29" draw:text-style-name="P15" draw:layer="layout" svg:width="3.4cm" svg:height="0.78cm" svg:x="3.008cm" svg:y="15.458cm">
          <draw:text-box>
            <text:p text:style-name="P9"><text:span text:style-name="T12">zone_normal</text:span></text:p>
          </draw:text-box>
        </draw:frame>
        <draw:frame draw:style-name="gr29" draw:text-style-name="P15" draw:layer="layout" svg:width="2.9cm" svg:height="0.78cm" svg:x="3.523cm" svg:y="18.12cm">
          <draw:text-box>
            <text:p text:style-name="P9"><text:span text:style-name="T12">zone_high</text:span></text:p>
          </draw:text-box>
        </draw:frame>
        <draw:line draw:name="Line 64" draw:style-name="gr9" draw:text-style-name="P4" draw:layer="layout" svg:x1="9.723cm" svg:y1="16.662cm" svg:x2="8.92cm" svg:y2="16.662cm">
          <text:p/>
        </draw:line>
        <draw:custom-shape draw:name="TextShape 66" draw:style-name="gr5" draw:text-style-name="P14" draw:layer="layout" svg:width="2.3cm" svg:height="0.724cm" svg:x="9.5cm" svg:y="16.231cm">
          <text:p text:style-name="P3"><text:span text:style-name="T10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cm" svg:y1="19cm" svg:x2="8.897cm" svg:y2="19cm">
          <text:p/>
        </draw:line>
        <draw:custom-shape draw:name="TextShape 66" draw:style-name="gr5" draw:text-style-name="P14" draw:layer="layout" svg:width="2.5cm" svg:height="0.724cm" svg:x="9.5cm" svg:y="18.6cm">
          <text:p text:style-name="P3"><text:span text:style-name="T10">max_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23cm" svg:y1="11.6cm" svg:x2="8.92cm" svg:y2="11.6cm">
          <text:p/>
        </draw:line>
        <draw:custom-shape draw:name="TextShape 68" draw:style-name="gr31" draw:text-style-name="P11" draw:layer="layout" svg:width="1.399cm" svg:height="0.724cm" svg:x="9.501cm" svg:y="11.2cm">
          <text:p text:style-name="P3"><text:span text:style-name="T10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9" draw:layer="layout" svg:width="0.4cm" svg:height="0.599cm" svg:x="11.6cm" svg:y="16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Shape 66" draw:style-name="gr5" draw:text-style-name="P14" draw:layer="layout" svg:width="10.693cm" svg:height="0.724cm" svg:x="11.907cm" svg:y="16.449cm">
          <text:p text:style-name="P18"><text:span text:style-name="T11">zhole_size[0]</text:span><text:span text:style-name="T11">에는 </text:span><text:span text:style-name="T11">max_low</text:span><text:span text:style-name="T11">부터 </text:span><text:span text:style-name="T11">end</text:span><text:span text:style-name="T11">까지의 </text:span><text:span text:style-name="T11">pfn </text:span><text:span text:style-name="T11">개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25" draw:style-name="gr15" draw:text-style-name="P11" draw:layer="layout" svg:width="2.197cm" svg:height="1.197cm" svg:x="4.191cm" svg:y="11.179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1" draw:layer="layout" svg:width="2.197cm" svg:height="1.197cm" svg:x="4.191cm" svg:y="12.379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4.191cm" svg:y="13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4.191cm" svg:y="14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4.191cm" svg:y="15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4.191cm" svg:y="1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1" draw:layer="layout" svg:width="2.197cm" svg:height="1.197cm" svg:x="4.191cm" svg:y="18.379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8" draw:text-style-name="P4" draw:layer="layout" svg:width="0.198cm" svg:height="1.798cm" svg:x="3.991cm" svg:y="11.1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33" draw:style-name="gr19" draw:text-style-name="P4" draw:layer="layout" svg:x1="4.191cm" svg:y1="14.379cm" svg:x2="6.39cm" svg:y2="14.379cm">
          <text:p/>
        </draw:line>
        <draw:line draw:name="Line 34" draw:style-name="gr19" draw:text-style-name="P4" draw:layer="layout" svg:x1="4.191cm" svg:y1="15.579cm" svg:x2="6.39cm" svg:y2="15.579cm">
          <text:p/>
        </draw:line>
        <draw:line draw:name="Line 35" draw:style-name="gr19" draw:text-style-name="P4" draw:layer="layout" svg:x1="4.191cm" svg:y1="12.979cm" svg:x2="6.39cm" svg:y2="12.979cm">
          <text:p/>
        </draw:line>
        <draw:line draw:name="Line 36" draw:style-name="gr19" draw:text-style-name="P4" draw:layer="layout" svg:x1="4.191cm" svg:y1="17.579cm" svg:x2="9.468cm" svg:y2="17.6cm">
          <text:p/>
        </draw:line>
        <draw:line draw:name="Line 37" draw:style-name="gr19" draw:text-style-name="P4" draw:layer="layout" svg:x1="4.191cm" svg:y1="19.379cm" svg:x2="6.39cm" svg:y2="19.379cm">
          <text:p/>
        </draw:line>
        <draw:custom-shape draw:name="CustomShape 38" draw:style-name="gr18" draw:text-style-name="P4" draw:layer="layout" svg:width="0.198cm" svg:height="1.998cm" svg:x="3.991cm" svg:y="15.5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39" draw:style-name="gr18" draw:text-style-name="P4" draw:layer="layout" svg:width="0.198cm" svg:height="1.398cm" svg:x="3.991cm" svg:y="12.9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0" draw:style-name="gr18" draw:text-style-name="P4" draw:layer="layout" svg:width="0.198cm" svg:height="1.798cm" svg:x="3.991cm" svg:y="17.579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1" draw:style-name="gr18" draw:text-style-name="P4" draw:layer="layout" svg:width="0.198cm" svg:height="1.198cm" svg:x="3.991cm" svg:y="14.3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TextShape 66" draw:style-name="gr5" draw:text-style-name="P6" draw:layer="layout" svg:width="2.99cm" svg:height="0.724cm" svg:x="9.378cm" svg:y="17.199cm">
          <text:p text:style-name="P1"><text:span text:style-name="T10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191cm" svg:y1="15.983cm" svg:x2="6.388cm" svg:y2="15.983cm">
          <text:p/>
        </draw:line>
        <draw:custom-shape draw:name="TextShape 66" draw:style-name="gr5" draw:text-style-name="P14" draw:layer="layout" svg:width="1.4cm" svg:height="0.724cm" svg:x="6.968cm" svg:y="15.569cm">
          <text:p text:style-name="P12"><text:span text:style-name="T1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191cm" svg:y1="17.176cm" svg:x2="6.388cm" svg:y2="17.176cm">
          <text:p/>
        </draw:line>
        <draw:custom-shape draw:name="TextShape 66" draw:style-name="gr5" draw:text-style-name="P14" draw:layer="layout" svg:width="1.4cm" svg:height="0.724cm" svg:x="6.929cm" svg:y="16.776cm">
          <text:p text:style-name="P12"><text:span text:style-name="T1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9" draw:layer="layout" svg:x1="3.991cm" svg:y1="11.179cm" svg:x2="2.191cm" svg:y2="11.179cm">
          <text:p/>
        </draw:line>
        <draw:line draw:style-name="gr27" draw:text-style-name="P9" draw:layer="layout" svg:x1="4.191cm" svg:y1="19.6cm" svg:x2="2.391cm" svg:y2="19.6cm">
          <text:p/>
        </draw:line>
        <draw:line draw:style-name="gr27" draw:text-style-name="P9" draw:layer="layout" svg:x1="4.189cm" svg:y1="17.579cm" svg:x2="2.389cm" svg:y2="17.579cm">
          <text:p/>
        </draw:line>
        <draw:line draw:style-name="gr28" draw:text-style-name="P9" draw:layer="layout" svg:x1="2.991cm" svg:y1="11.179cm" svg:x2="2.991cm" svg:y2="17.579cm">
          <text:p/>
        </draw:line>
        <draw:line draw:style-name="gr28" draw:text-style-name="P9" draw:layer="layout" svg:x1="2.991cm" svg:y1="17.5cm" svg:x2="2.991cm" svg:y2="19.6cm">
          <text:p/>
        </draw:line>
        <draw:frame draw:style-name="gr29" draw:text-style-name="P15" draw:layer="layout" svg:width="3.4cm" svg:height="0.78cm" svg:x="0.476cm" svg:y="15.458cm">
          <draw:text-box>
            <text:p text:style-name="P9"><text:span text:style-name="T12">zone_normal</text:span></text:p>
          </draw:text-box>
        </draw:frame>
        <draw:frame draw:style-name="gr29" draw:text-style-name="P15" draw:layer="layout" svg:width="2.9cm" svg:height="0.78cm" svg:x="0.991cm" svg:y="18.12cm">
          <draw:text-box>
            <text:p text:style-name="P9"><text:span text:style-name="T12">zone_high</text:span></text:p>
          </draw:text-box>
        </draw:frame>
        <draw:line draw:name="Line 64" draw:style-name="gr9" draw:text-style-name="P4" draw:layer="layout" svg:x1="7.191cm" svg:y1="16.662cm" svg:x2="6.388cm" svg:y2="16.662cm">
          <text:p/>
        </draw:line>
        <draw:custom-shape draw:name="TextShape 66" draw:style-name="gr5" draw:text-style-name="P14" draw:layer="layout" svg:width="2.3cm" svg:height="0.724cm" svg:x="6.968cm" svg:y="16.231cm">
          <text:p text:style-name="P3"><text:span text:style-name="T10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168cm" svg:y1="19cm" svg:x2="6.365cm" svg:y2="19cm">
          <text:p/>
        </draw:line>
        <draw:custom-shape draw:name="TextShape 66" draw:style-name="gr5" draw:text-style-name="P14" draw:layer="layout" svg:width="2.5cm" svg:height="0.724cm" svg:x="6.968cm" svg:y="18.6cm">
          <text:p text:style-name="P3"><text:span text:style-name="T10">max_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191cm" svg:y1="11.6cm" svg:x2="6.388cm" svg:y2="11.6cm">
          <text:p/>
        </draw:line>
        <draw:custom-shape draw:name="TextShape 68" draw:style-name="gr33" draw:text-style-name="P11" draw:layer="layout" svg:width="1.399cm" svg:height="0.724cm" svg:x="6.969cm" svg:y="11.2cm">
          <text:p text:style-name="P3"><text:span text:style-name="T10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9" draw:layer="layout" svg:width="0.4cm" svg:height="0.599cm" svg:x="9.068cm" svg:y="16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Shape 66" draw:style-name="gr5" draw:text-style-name="P14" draw:layer="layout" svg:width="10.693cm" svg:height="0.724cm" svg:x="9.375cm" svg:y="16.449cm">
          <text:p text:style-name="P18"><text:span text:style-name="T11">zhole_size[0]</text:span><text:span text:style-name="T11">에는 </text:span><text:span text:style-name="T11">max_low</text:span><text:span text:style-name="T11">부터 </text:span><text:span text:style-name="T11">end</text:span><text:span text:style-name="T11">까지의 </text:span><text:span text:style-name="T11">pfn </text:span><text:span text:style-name="T11">개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7" draw:layer="layout" svg:width="26cm" svg:height="9.244cm" svg:x="0.2cm" svg:y="0.718cm">
          <draw:text-box>
            <text:p text:style-name="P16"><text:span text:style-name="T12">size = zones_size[j]</text:span></text:p>
            <text:p text:style-name="P16"><text:span text:style-name="T12">realsize = freesize = size – zholes_size[j];</text:span></text:p>
            <text:p text:style-name="P16"><text:span text:style-name="T12"/></text:p>
            <text:p text:style-name="P16"><text:span text:style-name="T12">calc_memmap_size(zones_size[j], (size – zholes_size[j]));</text:span></text:p>
            <text:p text:style-name="P16"><text:span text:style-name="T12"/></text:p>
            <text:p text:style-name="P16"><text:span text:style-name="T12">-----------------------------------------------------------------------</text:span></text:p>
            <text:p text:style-name="P16"><text:span text:style-name="T12"/></text:p>
            <text:p text:style-name="P16"><text:span text:style-name="T12">unsigned long calc_memmap_size(unsigned long spanned_pages, unsigned long present_pages)</text:span></text:p>
            <text:p text:style-name="P16"><text:span text:style-name="T12">{</text:span></text:p>
            <text:p text:style-name="P16"><text:span text:style-name="T12"><text:s text:c="4"/></text:span><text:span text:style-name="T12">unsigned long pages = spanned_pages;</text:span></text:p>
            <text:p text:style-name="P16"><text:span text:style-name="T12"/></text:p>
            <text:p text:style-name="P16"><text:span text:style-name="T12"><text:s text:c="4"/></text:span><text:span text:style-name="T12">if (zones_size[j] &gt; ((size - zholes_size[j]) + ((size - zholes_size[j]) &gt;&gt; 4))</text:span></text:p>
            <text:p text:style-name="P16"><text:span text:style-name="T12"><text:s text:c="8"/></text:span><text:span text:style-name="T12">pages = present_pages;</text:span></text:p>
            <text:p text:style-name="P16"><text:span text:style-name="T12"/></text:p>
            <text:p text:style-name="P16"><text:span text:style-name="T12"><text:s text:c="4"/></text:span><text:span text:style-name="T12">return PAGE_ALIGN(pages * sizeof(struct page)) &gt;&gt; PAGE_SHIFT;</text:span></text:p>
            <text:p text:style-name="P16"><text:span text:style-name="T12">}</text:span></text:p>
            <text:p text:style-name="P16"><text:span text:style-name="T12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 text:style-name="P16"><text:span text:style-name="T13">/*</text:span></text:p>
              <text:p text:style-name="P16"><text:span text:style-name="T13"><text:s/></text:span><text:span text:style-name="T13">* Provide a more accurate estimation if there are holes within</text:span></text:p>
              <text:p text:style-name="P16"><text:span text:style-name="T13"><text:s/></text:span><text:span text:style-name="T13">* the zone and SPARSEMEM is in use. If there are holes within the</text:span></text:p>
              <text:p text:style-name="P16"><text:span text:style-name="T13"><text:s/></text:span><text:span text:style-name="T13">* zone, each populated memory region may cost us one or two extra</text:span></text:p>
              <text:p text:style-name="P16"><text:span text:style-name="T13"><text:s/></text:span><text:span text:style-name="T13">* memmap pages due to alignment because memmap pages for each</text:span></text:p>
              <text:p text:style-name="P16"><text:span text:style-name="T13"><text:s/></text:span><text:span text:style-name="T13">* populated regions may not naturally algined on page boundary.</text:span></text:p>
              <text:p text:style-name="P16"><text:span text:style-name="T13"><text:s/></text:span><text:span text:style-name="T13">* So the (present_pages &gt;&gt; 4) heuristic is a tradeoff for that.</text:span></text:p>
              <text:p text:style-name="P16"><text:span text:style-name="T13"><text:s/></text:span><text:span text:style-name="T13">*/</text:span></text:p>
              <text:p text:style-name="P16"><text:span text:style-name="T12"/></text:p>
              <text:p text:style-name="P16"><text:span text:style-name="T1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numGothic2" svg:font-family="NanumGothic"/>
    <style:font-face style:name="NanumGothic1" svg:font-family="NanumGothic" style:font-pitch="variable"/>
    <style:font-face style:name="NanumGothic" svg:font-family="NanumGothic" style:font-family-generic="roman" style:font-pitch="variable"/>
    <style:font-face style:name="NanumGothic3" svg:font-family="NanumGothic" style:font-family-generic="swiss" style:font-pitch="variable"/>
    <style:font-face style:name="FreeSans" svg:font-family="FreeSans" style:font-family-generic="system" style:font-pitch="variable"/>
    <style:font-face style:name="NanumGothic4" svg:font-family="NanumGothic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msArrowEnd_20_5" draw:display-name="msArrowEnd 5" svg:viewBox="0 0 300 300" svg:d="M150 0l150 300h-300z"/>
    <draw:stroke-dash draw:name="Dash_20_1" draw:display-name="Dash 1" draw:style="round" draw:dots1="1" draw:dots1-length="80%" draw:distance="80%"/>
    <draw:stroke-dash draw:name="Dash_20_2" draw:display-name="Dash 2" draw:style="round" draw:dots1="2" draw:dots1-length="35%" draw:distance="35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anumGothic" fo:font-size="24pt" fo:language="en" fo:country="US" style:font-name-asian="NanumGothic4" style:font-size-asian="24pt" style:language-asian="ko" style:country-asian="KR" style:font-name-complex="NanumGothic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roman" style:font-pitch="variable" fo:font-size="18pt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roman" style:font-pitch="variable" fo:font-size="20pt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NanumGothic" fo:font-family="NanumGothic" style:font-family-generic="roman" style:font-pitch="variable" fo:font-size="32pt" fo:letter-spacing="normal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roman" style:font-pitch="variable" fo:font-size="32pt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anumGothic" fo:font-family="NanumGothic" style:font-family-generic="roman" style:font-pitch="variable" fo:font-size="44pt" fo:letter-spacing="normal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1-21T02:19:36.568364493</dc:date>
    <meta:editing-duration>PT3H7M45S</meta:editing-duration>
    <meta:editing-cycles>42</meta:editing-cycles>
    <meta:document-statistic meta:object-count="305"/>
  </office:meta>
</office:document-meta>
</file>